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ionalCache.put( Object key ,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GenerationalCache.GenerationalCache( int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ionalCache.get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ationalCache.Generational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ionalCache.GenerationalCache( int maxSize , int max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